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2cfd8a" style:font-size-asian="14pt" style:font-size-complex="14pt"/>
    </style:style>
    <style:style style:name="P3" style:family="paragraph" style:parent-style-name="Standard">
      <style:paragraph-properties fo:line-height="100%"/>
      <style:text-properties style:font-name="Times New Roman" fo:font-size="14pt" style:font-size-asian="14pt" style:font-size-complex="14pt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in" fo:margin-right="0in" fo:line-height="100%" fo:text-align="justify" style:justify-single-word="false" fo:text-indent="0.4925in" style:auto-text-indent="false" fo:background-color="transparent"/>
      <style:text-properties style:font-name="Times New Roman" fo:font-size="14pt" officeooo:paragraph-rsid="001dd41e" style:font-size-asian="14pt" style:font-size-complex="14pt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in" fo:margin-right="0in" fo:line-height="100%" fo:text-align="justify" style:justify-single-word="false" fo:text-indent="0.4925in" style:auto-text-indent="false" fo:background-color="transparent"/>
      <style:text-properties style:font-name="Times New Roman" fo:font-size="14pt" officeooo:paragraph-rsid="00285c7e" style:font-size-asian="14pt" style:font-size-complex="14pt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in" fo:margin-right="0in" fo:line-height="100%" fo:text-align="justify" style:justify-single-word="false" fo:text-indent="0.4925in" style:auto-text-indent="false" fo:background-color="transparent"/>
      <style:text-properties style:font-name="Times New Roman" fo:font-size="14pt" officeooo:paragraph-rsid="0028b2ed" style:font-size-asian="14pt" style:font-size-complex="14pt"/>
    </style:style>
    <style:style style:name="P7" style:family="paragraph" style:parent-style-name="Standard">
      <loext:graphic-properties draw:fill="none" draw:fill-gradient-name="gradient" draw:fill-hatch-name="hatch"/>
      <style:paragraph-properties fo:margin-left="0in" fo:margin-right="0in" fo:line-height="100%" fo:text-align="justify" style:justify-single-word="false" fo:text-indent="0.4925in" style:auto-text-indent="false" fo:background-color="transparent"/>
      <style:text-properties style:font-name="Times New Roman" fo:font-size="14pt" officeooo:paragraph-rsid="002cfd8a" style:font-size-asian="14pt" style:font-size-complex="14pt"/>
    </style:style>
    <style:style style:name="P8" style:family="paragraph" style:parent-style-name="Standard">
      <style:paragraph-properties fo:line-height="100%"/>
      <style:text-properties style:font-name="Times New Roman" fo:font-size="14pt" officeooo:rsid="001dd41e" officeooo:paragraph-rsid="001dd41e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officeooo:rsid="00274b99" officeooo:paragraph-rsid="00274b99" style:font-size-asian="14pt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1">
      <loext:graphic-properties draw:fill="none" draw:fill-gradient-name="gradient" draw:fill-hatch-name="hatch"/>
      <style:paragraph-properties fo:line-height="100%" fo:text-align="justify" style:justify-single-word="false" fo:background-color="transparent"/>
      <style:text-properties officeooo:paragraph-rsid="0028b2ed"/>
    </style:style>
    <style:style style:name="P12" style:family="paragraph" style:parent-style-name="Standard" style:list-style-name="L1">
      <loext:graphic-properties draw:fill="none" draw:fill-gradient-name="gradient" draw:fill-hatch-name="hatch"/>
      <style:paragraph-properties fo:line-height="100%" fo:text-align="justify" style:justify-single-word="false" fo:background-color="transparent"/>
      <style:text-properties style:font-name="Times New Roman" fo:font-size="14pt" officeooo:paragraph-rsid="0028b2ed" style:font-size-asian="14pt" style:font-size-complex="14pt"/>
    </style:style>
    <style:style style:name="P13" style:family="paragraph" style:parent-style-name="Standard">
      <loext:graphic-properties draw:fill="none" draw:fill-gradient-name="gradient" draw:fill-hatch-name="hatch"/>
      <style:paragraph-properties fo:margin-left="0in" fo:margin-right="0in" fo:line-height="100%" fo:text-align="justify" style:justify-single-word="false" fo:text-indent="0.4925in" style:auto-text-indent="false" fo:background-color="transparent"/>
      <style:text-properties style:font-name="Times New Roman" fo:font-size="14pt" officeooo:paragraph-rsid="002f9d47" style:font-size-asian="14pt" style:font-size-complex="14pt"/>
    </style:style>
    <style:style style:name="T1" style:family="text">
      <style:text-properties officeooo:rsid="001dd41e"/>
    </style:style>
    <style:style style:name="T2" style:family="text">
      <style:text-properties officeooo:rsid="0025a11a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officeooo:rsid="0028b2ed" style:font-size-asian="14pt" style:font-size-complex="14pt"/>
    </style:style>
    <style:style style:name="T5" style:family="text">
      <style:text-properties officeooo:rsid="0028b2ed"/>
    </style:style>
    <style:style style:name="T6" style:family="text">
      <style:text-properties officeooo:rsid="002b539e"/>
    </style:style>
    <style:style style:name="T7" style:family="text">
      <style:text-properties officeooo:rsid="002cfd8a"/>
    </style:style>
    <style:style style:name="T8" style:family="text">
      <style:text-properties officeooo:rsid="002f9d4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РЕЦЕНЗИЯ</text:p>
      <text:p text:style-name="P1">на выпускную квалификационную работу <text:span text:style-name="T1">бакалавра</text:span></text:p>
      <text:p text:style-name="P9">Каримзая Ахмад Халида</text:p>
      <text:p text:style-name="P2">«Метод устранения размытия изображений человека на фоне природы с</text:p>
      <text:p text:style-name="P2">применением нейронных сетей»</text:p>
      <text:p text:style-name="P3"/>
      <text:p text:style-name="P7">Размытие на изображениях является значимой проблемой в различных областях, таких как медицина, мониторинг, видеонаблюдение и другие. Данная работа Каримзая Ахмада Халида посвящена разработке <text:span text:style-name="T7">м</text:span>етод<text:span text:style-name="T7">а</text:span> устранения размытия изображений человека на фоне природы с применением нейронных сетей, что является актуальной задачей в условиях современных требований к качеству изображений.</text:p>
      <text:p text:style-name="P5">В аналитической части квалификационной работы проанализированы существующие решения и произведено <text:span text:style-name="T1">их </text:span>сравнение. <text:span text:style-name="T2">Описываются различные типы размытия, приведена </text:span><text:span text:style-name="T7">постановки задачи в</text:span><text:span text:style-name="T2"> IDEF0-диаграмм</text:span><text:span text:style-name="T8">ы</text:span>.</text:p>
      <text:p text:style-name="P4">В конструкторской части проведены основные этапы работы предлагаемого метода, требуемая функциональность метода, особенности его реализации.</text:p>
      <text:p text:style-name="P4">В технологической части обоснован выбор языка программирования и среды разработки. Также описана реализация разработанного метода, инструкции для запуска, работа с командным интерфейсом.</text:p>
      <text:p text:style-name="P6">В <text:span text:style-name="T5">исследовательской</text:span> части <text:span text:style-name="T6">проводиться</text:span> сравнение результатов, полученных методом, с результатами других методов, а также тестирование метода на реальных изображениях.</text:p>
      <text:p text:style-name="P6">Достоинствами работы являются:</text:p>
      <text:list xml:id="list1955411175" text:style-name="L1">
        <text:list-item>
          <text:p text:style-name="P11"><text:span text:style-name="T3">Комплексный подход к анализу предметной области и существующих методов устранения размытия</text:span><text:span text:style-name="T4">;</text:span></text:p>
        </text:list-item>
        <text:list-item>
          <text:p text:style-name="P12">Детальное описание процесса разработки и тестирования метода;</text:p>
        </text:list-item>
        <text:list-item>
          <text:p text:style-name="P12">Высокая эффективность предложенного метода на реальных изображениях.</text:p>
        </text:list-item>
      </text:list>
      <text:p text:style-name="P4">Недостатками работы можно считать необходимость дальнейшего улучшения алгоритмов для более точного устранения размытия в сложных условиях, что требует дополнительных исследований.</text:p>
      <text:p text:style-name="P13">Считаю, что выпускная квалификационная работа Каримзая Ахмада Халида «Метод устранения размытия изображений человека на фоне природы с применением нейронных сетей» соответствует квалификационным требованиям, предъявляемым к выпускной квалификационной работе бакалавра, заслуживает оценки «отлично», а <text:span text:style-name="T5">Каримзай Ахмад Халид</text:span> — присвоения квалификац<text:span text:style-name="T8">ии</text:span> бакалавра по направлению подготовки 09.03.04 «Программная инженерия».</text:p>
      <text:p text:style-name="P3"/>
      <text:p text:style-name="P3">Рецензент:</text:p>
      <text:p text:style-name="P8">Кандидат технических наук,</text:p>
      <text:p text:style-name="P8">доцент кафедры ИУ6 <text:s text:c="55"/>/Попов А. Ю.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1:45:03.724000000</meta:creation-date>
    <dc:date>2024-06-06T23:01:59.590514093</dc:date>
    <meta:editing-duration>PT5H49M3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50" meta:character-count="2201" meta:non-whitespace-character-count="1917"/>
  </office:meta>
</office:document-meta>
</file>